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officeooo:rsid="0005d387" officeooo:paragraph-rsid="0005d387"/>
    </style:style>
    <style:style style:name="P2" style:family="paragraph" style:parent-style-name="Standard">
      <style:paragraph-properties fo:text-align="start" style:justify-single-word="false"/>
      <style:text-properties fo:color="#000000" loext:opacity="100%" officeooo:rsid="0005d387" officeooo:paragraph-rsid="0005d3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texte devoir tableur :</text:p>
      <text:p text:style-name="P1"/>
      <text:p text:style-name="P2">J’ai d’abord ouvert le dossier joint sur pronote, j’ai ensuite cliqué sur bouton en forme d’entonnoir afin de choisir les données qui m’intéresses. J’ai sélectionné l’année 1930, puis j’ai décidé de me concentrer sur L’argentine. Afin d’insérer mon graphique, j’ai cliqué sur le bouton insertion puis graphique, j’ai sélectionné le format de graphique que je désirai puis j’ai validé mon choix et placé mon graphique sur la feuille libre office. Néanmoins, je ne sais pas si mon graphique correspond à mes données car le graphique c’est fait automatiquement, et je ne sais pas comment vérifié si les données correspondent au tableau de donné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0-21T12:28:35.079907110</meta:creation-date>
    <dc:date>2023-10-21T12:35:01.371980077</dc:date>
    <meta:editing-duration>PT6M26S</meta:editing-duration>
    <meta:editing-cycles>1</meta:editing-cycles>
    <meta:document-statistic meta:table-count="0" meta:image-count="0" meta:object-count="0" meta:page-count="1" meta:paragraph-count="2" meta:word-count="108" meta:character-count="675" meta:non-whitespace-character-count="569"/>
    <meta:generator>LibreOffice/7.3.2.2$MacOSX_X86_64 LibreOffice_project/49f2b1bff42cfccbd8f788c8dc32c1c309559be0</meta:generator>
  </office:meta>
</office:document-meta>
</file>